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9685cm"/>
    </style:style>
    <style:style style:name="co2" style:family="table-column">
      <style:table-column-properties fo:break-before="auto" style:column-width="2.3495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2.05316666666667cm"/>
    </style:style>
    <style:style style:name="co5" style:family="table-column">
      <style:table-column-properties fo:break-before="auto" style:column-width="2.667cm"/>
    </style:style>
    <style:style style:name="co6" style:family="table-column">
      <style:table-column-properties fo:break-before="auto" style:column-width="2.18016666666667cm"/>
    </style:style>
    <style:style style:name="co7" style:family="table-column">
      <style:table-column-properties fo:break-before="auto" style:column-width="1.94733333333333cm"/>
    </style:style>
    <style:style style:name="co8" style:family="table-column">
      <style:table-column-properties fo:break-before="auto" style:column-width="1.60866666666667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39183333333333cm"/>
    </style:style>
    <style:style style:name="co11" style:family="table-column">
      <style:table-column-properties fo:break-before="auto" style:column-width="2.286cm"/>
    </style:style>
    <style:style style:name="co12" style:family="table-column">
      <style:table-column-properties fo:break-before="auto" style:column-width="0.889cm"/>
    </style:style>
    <style:style style:name="co13" style:family="table-column">
      <style:table-column-properties fo:break-before="auto" style:column-width="0.6985cm"/>
    </style:style>
    <style:style style:name="co14" style:family="table-column">
      <style:table-column-properties fo:break-before="auto" style:column-width="1.778cm"/>
    </style:style>
    <style:style style:name="co15" style:family="table-column">
      <style:table-column-properties fo:break-before="auto" style:column-width="0.804333333333333cm"/>
    </style:style>
    <style:style style:name="co16" style:family="table-column">
      <style:table-column-properties fo:break-before="auto" style:column-width="0.423333333333333cm"/>
    </style:style>
    <style:style style:name="co17" style:family="table-column">
      <style:table-column-properties fo:break-before="auto" style:column-width="2.26483333333333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6" table:default-cell-style-name="ce1"/>
        <table:table-column table:style-name="co8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8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4" table:default-cell-style-name="ce1"/>
        <table:table-column table:style-name="co13" table:default-cell-style-name="ce1"/>
        <table:table-column table:style-name="co12" table:default-cell-style-name="ce1"/>
        <table:table-column table:style-name="co16" table:default-cell-style-name="ce1"/>
        <table:table-column table:style-name="co4" table:default-cell-style-name="ce1"/>
        <table:table-column table:style-name="co13" table:default-cell-style-name="ce1"/>
        <table:table-column table:style-name="co12" table:default-cell-style-name="ce1"/>
        <table:table-column table:style-name="co16" table:default-cell-style-name="ce1"/>
        <table:table-column table:style-name="co4" table:default-cell-style-name="ce1"/>
        <table:table-column table:style-name="co13" table:default-cell-style-name="ce1"/>
        <table:table-column table:style-name="co12" table:default-cell-style-name="ce1"/>
        <table:table-column table:style-name="co16" table:default-cell-style-name="ce1"/>
        <table:table-column table:style-name="co4" table:default-cell-style-name="ce1"/>
        <table:table-column table:style-name="co13" table:default-cell-style-name="ce1"/>
        <table:table-column table:style-name="co12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6342" table:default-cell-style-name="ce1"/>
        <table:table-row table:style-name="ro1">
          <table:table-cell table:number-columns-repeated="12" table:style-name="ce1"/>
          <table:table-cell office:value-type="string" table:number-columns-spanned="8" table:number-rows-spanned="1" table:style-name="ce2">
            <text:p>intervalle de confiance Ã  95% = [202008771, 291986347]</text:p>
          </table:table-cell>
          <table:covered-table-cell table:number-columns-repeated="7"/>
          <table:table-cell table:number-columns-repeated="16364"/>
        </table:table-row>
        <table:table-row table:style-name="ro1">
          <table:table-cell office:value-type="string" table:style-name="ce1">
            <text:p>annÃ©e 0</text:p>
          </table:table-cell>
          <table:table-cell office:value-type="string" table:style-name="ce1">
            <text:p>Exp 0</text:p>
          </table:table-cell>
          <table:table-cell office:value-type="string" table:style-name="ce1">
            <text:p>Exp 1</text:p>
          </table:table-cell>
          <table:table-cell office:value-type="string" table:style-name="ce1">
            <text:p>Exp 2</text:p>
          </table:table-cell>
          <table:table-cell office:value-type="string" table:style-name="ce1">
            <text:p>Exp 3</text:p>
          </table:table-cell>
          <table:table-cell office:value-type="string" table:style-name="ce1">
            <text:p>Exp 4</text:p>
          </table:table-cell>
          <table:table-cell office:value-type="string" table:style-name="ce1">
            <text:p>Exp 5</text:p>
          </table:table-cell>
          <table:table-cell office:value-type="string" table:style-name="ce1">
            <text:p>Exp 6</text:p>
          </table:table-cell>
          <table:table-cell office:value-type="string" table:style-name="ce1">
            <text:p>Exp 7</text:p>
          </table:table-cell>
          <table:table-cell office:value-type="string" table:style-name="ce1">
            <text:p>Exp 8</text:p>
          </table:table-cell>
          <table:table-cell office:value-type="string" table:style-name="ce1">
            <text:p>Exp 9</text:p>
          </table:table-cell>
          <table:table-cell table:style-name="ce1"/>
          <table:table-cell office:value-type="string" table:style-name="ce1">
            <text:p>Avg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0 ans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6.4" table:formula="of:=AVERAGEA([.B3:.K3])" table:style-name="ce1">
            <text:p>26,4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1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4:.K4])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2 an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formula="of:=AVERAGEA([.B5:.K5])" table:style-name="ce1">
            <text:p>2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3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6:.K6])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4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7:.K7])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5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8:.K8])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6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9:.K9])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7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0:.K10])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8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1:.K11])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9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2:.K12])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10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3:.K13])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11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4:.K14])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12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5:.K15])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13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6:.K16])" table:style-name="ce1">
            <text:p>0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14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7:.K17])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nnÃ©e 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 ans</text:p>
          </table:table-cell>
          <table:table-cell office:value-type="float" office:value="323" table:style-name="ce1">
            <text:p>323</text:p>
          </table:table-cell>
          <table:table-cell office:value-type="float" office:value="188" table:style-name="ce1">
            <text:p>188</text:p>
          </table:table-cell>
          <table:table-cell office:value-type="float" office:value="400" table:style-name="ce1">
            <text:p>400</text:p>
          </table:table-cell>
          <table:table-cell office:value-type="float" office:value="434" table:style-name="ce1">
            <text:p>434</text:p>
          </table:table-cell>
          <table:table-cell office:value-type="float" office:value="372" table:style-name="ce1">
            <text:p>372</text:p>
          </table:table-cell>
          <table:table-cell office:value-type="float" office:value="368" table:style-name="ce1">
            <text:p>368</text:p>
          </table:table-cell>
          <table:table-cell office:value-type="float" office:value="327" table:style-name="ce1">
            <text:p>327</text:p>
          </table:table-cell>
          <table:table-cell office:value-type="float" office:value="464" table:style-name="ce1">
            <text:p>464</text:p>
          </table:table-cell>
          <table:table-cell office:value-type="float" office:value="327" table:style-name="ce1">
            <text:p>327</text:p>
          </table:table-cell>
          <table:table-cell office:value-type="float" office:value="442" table:style-name="ce1">
            <text:p>442</text:p>
          </table:table-cell>
          <table:table-cell table:style-name="ce1"/>
          <table:table-cell office:value-type="float" office:value="364.5" table:formula="of:=AVERAGEA([.B20:.K20])" table:style-name="ce1">
            <text:p>364,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 ans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29" table:style-name="ce1">
            <text:p>29</text:p>
          </table:table-cell>
          <table:table-cell office:value-type="float" office:value="34" table:style-name="ce1">
            <text:p>34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6.4" table:formula="of:=AVERAGEA([.B21:.K21])" table:style-name="ce1">
            <text:p>26,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22:.K22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 an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formula="of:=AVERAGEA([.B23:.K23])" table:style-name="ce1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24:.K24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5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25:.K25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6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26:.K26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7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27:.K27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8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28:.K28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9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29:.K29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0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30:.K30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1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31:.K31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2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32:.K32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3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33:.K33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4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34:.K34])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nnÃ©e 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 ans</text:p>
          </table:table-cell>
          <table:table-cell office:value-type="float" office:value="1429" table:style-name="ce1">
            <text:p>1429</text:p>
          </table:table-cell>
          <table:table-cell office:value-type="float" office:value="895" table:style-name="ce1">
            <text:p>895</text:p>
          </table:table-cell>
          <table:table-cell office:value-type="float" office:value="2176" table:style-name="ce1">
            <text:p>2176</text:p>
          </table:table-cell>
          <table:table-cell office:value-type="float" office:value="2195" table:style-name="ce1">
            <text:p>2195</text:p>
          </table:table-cell>
          <table:table-cell office:value-type="float" office:value="2282" table:style-name="ce1">
            <text:p>2282</text:p>
          </table:table-cell>
          <table:table-cell office:value-type="float" office:value="1905" table:style-name="ce1">
            <text:p>1905</text:p>
          </table:table-cell>
          <table:table-cell office:value-type="float" office:value="1373" table:style-name="ce1">
            <text:p>1373</text:p>
          </table:table-cell>
          <table:table-cell office:value-type="float" office:value="2372" table:style-name="ce1">
            <text:p>2372</text:p>
          </table:table-cell>
          <table:table-cell office:value-type="float" office:value="1767" table:style-name="ce1">
            <text:p>1767</text:p>
          </table:table-cell>
          <table:table-cell office:value-type="float" office:value="2243" table:style-name="ce1">
            <text:p>2243</text:p>
          </table:table-cell>
          <table:table-cell table:style-name="ce1"/>
          <table:table-cell office:value-type="float" office:value="1863.7" table:formula="of:=AVERAGEA([.B37:.K37])" table:style-name="ce1">
            <text:p>1863,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 ans</text:p>
          </table:table-cell>
          <table:table-cell office:value-type="float" office:value="98" table:style-name="ce1">
            <text:p>98</text:p>
          </table:table-cell>
          <table:table-cell office:value-type="float" office:value="69" table:style-name="ce1">
            <text:p>69</text:p>
          </table:table-cell>
          <table:table-cell office:value-type="float" office:value="135" table:style-name="ce1">
            <text:p>135</text:p>
          </table:table-cell>
          <table:table-cell office:value-type="float" office:value="150" table:style-name="ce1">
            <text:p>150</text:p>
          </table:table-cell>
          <table:table-cell office:value-type="float" office:value="138" table:style-name="ce1">
            <text:p>138</text:p>
          </table:table-cell>
          <table:table-cell office:value-type="float" office:value="127" table:style-name="ce1">
            <text:p>127</text:p>
          </table:table-cell>
          <table:table-cell office:value-type="float" office:value="114" table:style-name="ce1">
            <text:p>114</text:p>
          </table:table-cell>
          <table:table-cell office:value-type="float" office:value="158" table:style-name="ce1">
            <text:p>158</text:p>
          </table:table-cell>
          <table:table-cell office:value-type="float" office:value="129" table:style-name="ce1">
            <text:p>129</text:p>
          </table:table-cell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127.4" table:formula="of:=AVERAGEA([.B38:.K38])" table:style-name="ce1">
            <text:p>127,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 ans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5.7" table:formula="of:=AVERAGEA([.B39:.K39])" table:style-name="ce1">
            <text:p>15,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40:.K40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 an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8" table:formula="of:=AVERAGEA([.B41:.K41])" table:style-name="ce1">
            <text:p>0,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5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42:.K42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6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43:.K43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7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44:.K44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8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45:.K45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9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46:.K46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0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47:.K47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1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48:.K48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2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49:.K49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3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50:.K50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4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51:.K51])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nnÃ©e 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 ans</text:p>
          </table:table-cell>
          <table:table-cell office:value-type="float" office:value="8075" table:style-name="ce1">
            <text:p>8075</text:p>
          </table:table-cell>
          <table:table-cell office:value-type="float" office:value="4711" table:style-name="ce1">
            <text:p>4711</text:p>
          </table:table-cell>
          <table:table-cell office:value-type="float" office:value="11618" table:style-name="ce1">
            <text:p>11618</text:p>
          </table:table-cell>
          <table:table-cell office:value-type="float" office:value="12386" table:style-name="ce1">
            <text:p>12386</text:p>
          </table:table-cell>
          <table:table-cell office:value-type="float" office:value="11912" table:style-name="ce1">
            <text:p>11912</text:p>
          </table:table-cell>
          <table:table-cell office:value-type="float" office:value="10091" table:style-name="ce1">
            <text:p>10091</text:p>
          </table:table-cell>
          <table:table-cell office:value-type="float" office:value="6324" table:style-name="ce1">
            <text:p>6324</text:p>
          </table:table-cell>
          <table:table-cell office:value-type="float" office:value="13602" table:style-name="ce1">
            <text:p>13602</text:p>
          </table:table-cell>
          <table:table-cell office:value-type="float" office:value="9507" table:style-name="ce1">
            <text:p>9507</text:p>
          </table:table-cell>
          <table:table-cell office:value-type="float" office:value="12191" table:style-name="ce1">
            <text:p>12191</text:p>
          </table:table-cell>
          <table:table-cell table:style-name="ce1"/>
          <table:table-cell office:value-type="float" office:value="10041.700000000001" table:formula="of:=AVERAGEA([.B54:.K54])" table:style-name="ce1">
            <text:p>10041,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 ans</text:p>
          </table:table-cell>
          <table:table-cell office:value-type="float" office:value="518" table:style-name="ce1">
            <text:p>518</text:p>
          </table:table-cell>
          <table:table-cell office:value-type="float" office:value="332" table:style-name="ce1">
            <text:p>332</text:p>
          </table:table-cell>
          <table:table-cell office:value-type="float" office:value="734" table:style-name="ce1">
            <text:p>734</text:p>
          </table:table-cell>
          <table:table-cell office:value-type="float" office:value="755" table:style-name="ce1">
            <text:p>755</text:p>
          </table:table-cell>
          <table:table-cell office:value-type="float" office:value="819" table:style-name="ce1">
            <text:p>819</text:p>
          </table:table-cell>
          <table:table-cell office:value-type="float" office:value="644" table:style-name="ce1">
            <text:p>644</text:p>
          </table:table-cell>
          <table:table-cell office:value-type="float" office:value="430" table:style-name="ce1">
            <text:p>430</text:p>
          </table:table-cell>
          <table:table-cell office:value-type="float" office:value="857" table:style-name="ce1">
            <text:p>857</text:p>
          </table:table-cell>
          <table:table-cell office:value-type="float" office:value="615" table:style-name="ce1">
            <text:p>615</text:p>
          </table:table-cell>
          <table:table-cell office:value-type="float" office:value="831" table:style-name="ce1">
            <text:p>831</text:p>
          </table:table-cell>
          <table:table-cell table:style-name="ce1"/>
          <table:table-cell office:value-type="float" office:value="653.5" table:formula="of:=AVERAGEA([.B55:.K55])" table:style-name="ce1">
            <text:p>653,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 ans</text:p>
          </table:table-cell>
          <table:table-cell office:value-type="float" office:value="64" table:style-name="ce1">
            <text:p>64</text:p>
          </table:table-cell>
          <table:table-cell office:value-type="float" office:value="46" table:style-name="ce1">
            <text:p>46</text:p>
          </table:table-cell>
          <table:table-cell office:value-type="float" office:value="79" table:style-name="ce1">
            <text:p>79</text:p>
          </table:table-cell>
          <table:table-cell office:value-type="float" office:value="88" table:style-name="ce1">
            <text:p>88</text:p>
          </table:table-cell>
          <table:table-cell office:value-type="float" office:value="85" table:style-name="ce1">
            <text:p>85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102" table:style-name="ce1">
            <text:p>102</text:p>
          </table:table-cell>
          <table:table-cell office:value-type="float" office:value="82" table:style-name="ce1">
            <text:p>82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78.2" table:formula="of:=AVERAGEA([.B56:.K56])" table:style-name="ce1">
            <text:p>78,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 ans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8.6" table:formula="of:=AVERAGEA([.B57:.K57])" table:style-name="ce1">
            <text:p>8,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58:.K58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5 an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5" table:formula="of:=AVERAGEA([.B59:.K59])" table:style-name="ce1">
            <text:p>0,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6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60:.K60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7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61:.K61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8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62:.K62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9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63:.K63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0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64:.K64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1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65:.K65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2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66:.K66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3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67:.K67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4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68:.K68])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nnÃ©e 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 ans</text:p>
          </table:table-cell>
          <table:table-cell office:value-type="float" office:value="42511" table:style-name="ce1">
            <text:p>42511</text:p>
          </table:table-cell>
          <table:table-cell office:value-type="float" office:value="25390" table:style-name="ce1">
            <text:p>25390</text:p>
          </table:table-cell>
          <table:table-cell office:value-type="float" office:value="61488" table:style-name="ce1">
            <text:p>61488</text:p>
          </table:table-cell>
          <table:table-cell office:value-type="float" office:value="65886" table:style-name="ce1">
            <text:p>65886</text:p>
          </table:table-cell>
          <table:table-cell office:value-type="float" office:value="62667" table:style-name="ce1">
            <text:p>62667</text:p>
          </table:table-cell>
          <table:table-cell office:value-type="float" office:value="53414" table:style-name="ce1">
            <text:p>53414</text:p>
          </table:table-cell>
          <table:table-cell office:value-type="float" office:value="33450" table:style-name="ce1">
            <text:p>33450</text:p>
          </table:table-cell>
          <table:table-cell office:value-type="float" office:value="71985" table:style-name="ce1">
            <text:p>71985</text:p>
          </table:table-cell>
          <table:table-cell office:value-type="float" office:value="50582" table:style-name="ce1">
            <text:p>50582</text:p>
          </table:table-cell>
          <table:table-cell office:value-type="float" office:value="67345" table:style-name="ce1">
            <text:p>67345</text:p>
          </table:table-cell>
          <table:table-cell table:style-name="ce1"/>
          <table:table-cell office:value-type="float" office:value="53471.8" table:formula="of:=AVERAGEA([.B71:.K71])" table:style-name="ce1">
            <text:p>53471,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 ans</text:p>
          </table:table-cell>
          <table:table-cell office:value-type="float" office:value="2823" table:style-name="ce1">
            <text:p>2823</text:p>
          </table:table-cell>
          <table:table-cell office:value-type="float" office:value="1613" table:style-name="ce1">
            <text:p>1613</text:p>
          </table:table-cell>
          <table:table-cell office:value-type="float" office:value="4082" table:style-name="ce1">
            <text:p>4082</text:p>
          </table:table-cell>
          <table:table-cell office:value-type="float" office:value="4319" table:style-name="ce1">
            <text:p>4319</text:p>
          </table:table-cell>
          <table:table-cell office:value-type="float" office:value="4181" table:style-name="ce1">
            <text:p>4181</text:p>
          </table:table-cell>
          <table:table-cell office:value-type="float" office:value="3523" table:style-name="ce1">
            <text:p>3523</text:p>
          </table:table-cell>
          <table:table-cell office:value-type="float" office:value="2195" table:style-name="ce1">
            <text:p>2195</text:p>
          </table:table-cell>
          <table:table-cell office:value-type="float" office:value="4701" table:style-name="ce1">
            <text:p>4701</text:p>
          </table:table-cell>
          <table:table-cell office:value-type="float" office:value="3325" table:style-name="ce1">
            <text:p>3325</text:p>
          </table:table-cell>
          <table:table-cell office:value-type="float" office:value="4279" table:style-name="ce1">
            <text:p>4279</text:p>
          </table:table-cell>
          <table:table-cell table:style-name="ce1"/>
          <table:table-cell office:value-type="float" office:value="3504.1" table:formula="of:=AVERAGEA([.B72:.K72])" table:style-name="ce1">
            <text:p>3504,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 ans</text:p>
          </table:table-cell>
          <table:table-cell office:value-type="float" office:value="301" table:style-name="ce1">
            <text:p>301</text:p>
          </table:table-cell>
          <table:table-cell office:value-type="float" office:value="194" table:style-name="ce1">
            <text:p>194</text:p>
          </table:table-cell>
          <table:table-cell office:value-type="float" office:value="435" table:style-name="ce1">
            <text:p>435</text:p>
          </table:table-cell>
          <table:table-cell office:value-type="float" office:value="458" table:style-name="ce1">
            <text:p>458</text:p>
          </table:table-cell>
          <table:table-cell office:value-type="float" office:value="469" table:style-name="ce1">
            <text:p>469</text:p>
          </table:table-cell>
          <table:table-cell office:value-type="float" office:value="402" table:style-name="ce1">
            <text:p>402</text:p>
          </table:table-cell>
          <table:table-cell office:value-type="float" office:value="241" table:style-name="ce1">
            <text:p>241</text:p>
          </table:table-cell>
          <table:table-cell office:value-type="float" office:value="522" table:style-name="ce1">
            <text:p>522</text:p>
          </table:table-cell>
          <table:table-cell office:value-type="float" office:value="385" table:style-name="ce1">
            <text:p>385</text:p>
          </table:table-cell>
          <table:table-cell office:value-type="float" office:value="493" table:style-name="ce1">
            <text:p>493</text:p>
          </table:table-cell>
          <table:table-cell table:style-name="ce1"/>
          <table:table-cell office:value-type="float" office:value="390" table:formula="of:=AVERAGEA([.B73:.K73])" table:style-name="ce1">
            <text:p>39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 ans</text:p>
          </table:table-cell>
          <table:table-cell office:value-type="float" office:value="44" table:style-name="ce1">
            <text:p>44</text:p>
          </table:table-cell>
          <table:table-cell office:value-type="float" office:value="28" table:style-name="ce1">
            <text:p>28</text:p>
          </table:table-cell>
          <table:table-cell office:value-type="float" office:value="48" table:style-name="ce1">
            <text:p>48</text:p>
          </table:table-cell>
          <table:table-cell office:value-type="float" office:value="53" table:style-name="ce1">
            <text:p>53</text:p>
          </table:table-cell>
          <table:table-cell office:value-type="float" office:value="40" table:style-name="ce1">
            <text:p>40</text:p>
          </table:table-cell>
          <table:table-cell office:value-type="float" office:value="43" table:style-name="ce1">
            <text:p>43</text:p>
          </table:table-cell>
          <table:table-cell office:value-type="float" office:value="32" table:style-name="ce1">
            <text:p>32</text:p>
          </table:table-cell>
          <table:table-cell office:value-type="float" office:value="55" table:style-name="ce1">
            <text:p>55</text:p>
          </table:table-cell>
          <table:table-cell office:value-type="float" office:value="51" table:style-name="ce1">
            <text:p>51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45.5" table:formula="of:=AVERAGEA([.B74:.K74])" table:style-name="ce1">
            <text:p>45,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 ans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6" table:formula="of:=AVERAGEA([.B75:.K75])" table:style-name="ce1">
            <text:p>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5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76:.K76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6 an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.4" table:formula="of:=AVERAGEA([.B77:.K77])" table:style-name="ce1">
            <text:p>0,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7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78:.K78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8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79:.K79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9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80:.K80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0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81:.K81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1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82:.K82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2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83:.K83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3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84:.K84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4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85:.K85])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nnÃ©e 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 ans</text:p>
          </table:table-cell>
          <table:table-cell office:value-type="float" office:value="224735" table:style-name="ce1">
            <text:p>224735</text:p>
          </table:table-cell>
          <table:table-cell office:value-type="float" office:value="134870" table:style-name="ce1">
            <text:p>134870</text:p>
          </table:table-cell>
          <table:table-cell office:value-type="float" office:value="327273" table:style-name="ce1">
            <text:p>327273</text:p>
          </table:table-cell>
          <table:table-cell office:value-type="float" office:value="357080" table:style-name="ce1">
            <text:p>357080</text:p>
          </table:table-cell>
          <table:table-cell office:value-type="float" office:value="336698" table:style-name="ce1">
            <text:p>336698</text:p>
          </table:table-cell>
          <table:table-cell office:value-type="float" office:value="285728" table:style-name="ce1">
            <text:p>285728</text:p>
          </table:table-cell>
          <table:table-cell office:value-type="float" office:value="179688" table:style-name="ce1">
            <text:p>179688</text:p>
          </table:table-cell>
          <table:table-cell office:value-type="float" office:value="382723" table:style-name="ce1">
            <text:p>382723</text:p>
          </table:table-cell>
          <table:table-cell office:value-type="float" office:value="271166" table:style-name="ce1">
            <text:p>271166</text:p>
          </table:table-cell>
          <table:table-cell office:value-type="float" office:value="359210" table:style-name="ce1">
            <text:p>359210</text:p>
          </table:table-cell>
          <table:table-cell table:style-name="ce1"/>
          <table:table-cell office:value-type="float" office:value="285917.09999999998" table:formula="of:=AVERAGEA([.B88:.K88])" table:style-name="ce1">
            <text:p>285917,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 ans</text:p>
          </table:table-cell>
          <table:table-cell office:value-type="float" office:value="15098" table:style-name="ce1">
            <text:p>15098</text:p>
          </table:table-cell>
          <table:table-cell office:value-type="float" office:value="8909" table:style-name="ce1">
            <text:p>8909</text:p>
          </table:table-cell>
          <table:table-cell office:value-type="float" office:value="21495" table:style-name="ce1">
            <text:p>21495</text:p>
          </table:table-cell>
          <table:table-cell office:value-type="float" office:value="23183" table:style-name="ce1">
            <text:p>23183</text:p>
          </table:table-cell>
          <table:table-cell office:value-type="float" office:value="22059" table:style-name="ce1">
            <text:p>22059</text:p>
          </table:table-cell>
          <table:table-cell office:value-type="float" office:value="18736" table:style-name="ce1">
            <text:p>18736</text:p>
          </table:table-cell>
          <table:table-cell office:value-type="float" office:value="11727" table:style-name="ce1">
            <text:p>11727</text:p>
          </table:table-cell>
          <table:table-cell office:value-type="float" office:value="25051" table:style-name="ce1">
            <text:p>25051</text:p>
          </table:table-cell>
          <table:table-cell office:value-type="float" office:value="17772" table:style-name="ce1">
            <text:p>17772</text:p>
          </table:table-cell>
          <table:table-cell office:value-type="float" office:value="23686" table:style-name="ce1">
            <text:p>23686</text:p>
          </table:table-cell>
          <table:table-cell table:style-name="ce1"/>
          <table:table-cell office:value-type="float" office:value="18771.599999999999" table:formula="of:=AVERAGEA([.B89:.K89])" table:style-name="ce1">
            <text:p>18771,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 ans</text:p>
          </table:table-cell>
          <table:table-cell office:value-type="float" office:value="1679" table:style-name="ce1">
            <text:p>1679</text:p>
          </table:table-cell>
          <table:table-cell office:value-type="float" office:value="980" table:style-name="ce1">
            <text:p>980</text:p>
          </table:table-cell>
          <table:table-cell office:value-type="float" office:value="2422" table:style-name="ce1">
            <text:p>2422</text:p>
          </table:table-cell>
          <table:table-cell office:value-type="float" office:value="2555" table:style-name="ce1">
            <text:p>2555</text:p>
          </table:table-cell>
          <table:table-cell office:value-type="float" office:value="2502" table:style-name="ce1">
            <text:p>2502</text:p>
          </table:table-cell>
          <table:table-cell office:value-type="float" office:value="2121" table:style-name="ce1">
            <text:p>2121</text:p>
          </table:table-cell>
          <table:table-cell office:value-type="float" office:value="1345" table:style-name="ce1">
            <text:p>1345</text:p>
          </table:table-cell>
          <table:table-cell office:value-type="float" office:value="2790" table:style-name="ce1">
            <text:p>2790</text:p>
          </table:table-cell>
          <table:table-cell office:value-type="float" office:value="2021" table:style-name="ce1">
            <text:p>2021</text:p>
          </table:table-cell>
          <table:table-cell office:value-type="float" office:value="2572" table:style-name="ce1">
            <text:p>2572</text:p>
          </table:table-cell>
          <table:table-cell table:style-name="ce1"/>
          <table:table-cell office:value-type="float" office:value="2098.6999999999998" table:formula="of:=AVERAGEA([.B90:.K90])" table:style-name="ce1">
            <text:p>2098,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 ans</text:p>
          </table:table-cell>
          <table:table-cell office:value-type="float" office:value="185" table:style-name="ce1">
            <text:p>185</text:p>
          </table:table-cell>
          <table:table-cell office:value-type="float" office:value="121" table:style-name="ce1">
            <text:p>121</text:p>
          </table:table-cell>
          <table:table-cell office:value-type="float" office:value="266" table:style-name="ce1">
            <text:p>266</text:p>
          </table:table-cell>
          <table:table-cell office:value-type="float" office:value="273" table:style-name="ce1">
            <text:p>273</text:p>
          </table:table-cell>
          <table:table-cell office:value-type="float" office:value="269" table:style-name="ce1">
            <text:p>269</text:p>
          </table:table-cell>
          <table:table-cell office:value-type="float" office:value="234" table:style-name="ce1">
            <text:p>234</text:p>
          </table:table-cell>
          <table:table-cell office:value-type="float" office:value="154" table:style-name="ce1">
            <text:p>154</text:p>
          </table:table-cell>
          <table:table-cell office:value-type="float" office:value="314" table:style-name="ce1">
            <text:p>314</text:p>
          </table:table-cell>
          <table:table-cell office:value-type="float" office:value="224" table:style-name="ce1">
            <text:p>224</text:p>
          </table:table-cell>
          <table:table-cell office:value-type="float" office:value="280" table:style-name="ce1">
            <text:p>280</text:p>
          </table:table-cell>
          <table:table-cell table:style-name="ce1"/>
          <table:table-cell office:value-type="float" office:value="232" table:formula="of:=AVERAGEA([.B91:.K91])" table:style-name="ce1">
            <text:p>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 ans</text:p>
          </table:table-cell>
          <table:table-cell office:value-type="float" office:value="31" table:style-name="ce1">
            <text:p>31</text:p>
          </table:table-cell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32" table:style-name="ce1">
            <text:p>32</text:p>
          </table:table-cell>
          <table:table-cell office:value-type="float" office:value="33" table:style-name="ce1">
            <text:p>33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8.6" table:formula="of:=AVERAGEA([.B92:.K92])" table:style-name="ce1">
            <text:p>28,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5 ans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3.5" table:formula="of:=AVERAGEA([.B93:.K93])" table:style-name="ce1">
            <text:p>3,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6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94:.K94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7 an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" table:formula="of:=AVERAGEA([.B95:.K95])" table:style-name="ce1">
            <text:p>0,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8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96:.K96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9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97:.K97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0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98:.K98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1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99:.K99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2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00:.K100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3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01:.K101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4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02:.K102])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nnÃ©e 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 ans</text:p>
          </table:table-cell>
          <table:table-cell office:value-type="float" office:value="1195069" table:style-name="ce1">
            <text:p>1195069</text:p>
          </table:table-cell>
          <table:table-cell office:value-type="float" office:value="721687" table:style-name="ce1">
            <text:p>721687</text:p>
          </table:table-cell>
          <table:table-cell office:value-type="float" office:value="1733880" table:style-name="ce1">
            <text:p>1733880</text:p>
          </table:table-cell>
          <table:table-cell office:value-type="float" office:value="1893083" table:style-name="ce1">
            <text:p>1893083</text:p>
          </table:table-cell>
          <table:table-cell office:value-type="float" office:value="1792368" table:style-name="ce1">
            <text:p>1792368</text:p>
          </table:table-cell>
          <table:table-cell office:value-type="float" office:value="1522413" table:style-name="ce1">
            <text:p>1522413</text:p>
          </table:table-cell>
          <table:table-cell office:value-type="float" office:value="958018" table:style-name="ce1">
            <text:p>958018</text:p>
          </table:table-cell>
          <table:table-cell office:value-type="float" office:value="2045382" table:style-name="ce1">
            <text:p>2045382</text:p>
          </table:table-cell>
          <table:table-cell office:value-type="float" office:value="1441783" table:style-name="ce1">
            <text:p>1441783</text:p>
          </table:table-cell>
          <table:table-cell office:value-type="float" office:value="1918312" table:style-name="ce1">
            <text:p>1918312</text:p>
          </table:table-cell>
          <table:table-cell table:style-name="ce1"/>
          <table:table-cell office:value-type="float" office:value="1522199.5" table:formula="of:=AVERAGEA([.B105:.K105])" table:style-name="ce1">
            <text:p>1522199,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 ans</text:p>
          </table:table-cell>
          <table:table-cell office:value-type="float" office:value="78582" table:style-name="ce1">
            <text:p>78582</text:p>
          </table:table-cell>
          <table:table-cell office:value-type="float" office:value="47415" table:style-name="ce1">
            <text:p>47415</text:p>
          </table:table-cell>
          <table:table-cell office:value-type="float" office:value="114507" table:style-name="ce1">
            <text:p>114507</text:p>
          </table:table-cell>
          <table:table-cell office:value-type="float" office:value="124614" table:style-name="ce1">
            <text:p>124614</text:p>
          </table:table-cell>
          <table:table-cell office:value-type="float" office:value="117680" table:style-name="ce1">
            <text:p>117680</text:p>
          </table:table-cell>
          <table:table-cell office:value-type="float" office:value="99909" table:style-name="ce1">
            <text:p>99909</text:p>
          </table:table-cell>
          <table:table-cell office:value-type="float" office:value="63028" table:style-name="ce1">
            <text:p>63028</text:p>
          </table:table-cell>
          <table:table-cell office:value-type="float" office:value="133777" table:style-name="ce1">
            <text:p>133777</text:p>
          </table:table-cell>
          <table:table-cell office:value-type="float" office:value="94765" table:style-name="ce1">
            <text:p>94765</text:p>
          </table:table-cell>
          <table:table-cell office:value-type="float" office:value="125676" table:style-name="ce1">
            <text:p>125676</text:p>
          </table:table-cell>
          <table:table-cell table:style-name="ce1"/>
          <table:table-cell office:value-type="float" office:value="99995.3" table:formula="of:=AVERAGEA([.B106:.K106])" table:style-name="ce1">
            <text:p>99995,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 ans</text:p>
          </table:table-cell>
          <table:table-cell office:value-type="float" office:value="9003" table:style-name="ce1">
            <text:p>9003</text:p>
          </table:table-cell>
          <table:table-cell office:value-type="float" office:value="5294" table:style-name="ce1">
            <text:p>5294</text:p>
          </table:table-cell>
          <table:table-cell office:value-type="float" office:value="12809" table:style-name="ce1">
            <text:p>12809</text:p>
          </table:table-cell>
          <table:table-cell office:value-type="float" office:value="13925" table:style-name="ce1">
            <text:p>13925</text:p>
          </table:table-cell>
          <table:table-cell office:value-type="float" office:value="13271" table:style-name="ce1">
            <text:p>13271</text:p>
          </table:table-cell>
          <table:table-cell office:value-type="float" office:value="11308" table:style-name="ce1">
            <text:p>11308</text:p>
          </table:table-cell>
          <table:table-cell office:value-type="float" office:value="6951" table:style-name="ce1">
            <text:p>6951</text:p>
          </table:table-cell>
          <table:table-cell office:value-type="float" office:value="15061" table:style-name="ce1">
            <text:p>15061</text:p>
          </table:table-cell>
          <table:table-cell office:value-type="float" office:value="10711" table:style-name="ce1">
            <text:p>10711</text:p>
          </table:table-cell>
          <table:table-cell office:value-type="float" office:value="14076" table:style-name="ce1">
            <text:p>14076</text:p>
          </table:table-cell>
          <table:table-cell table:style-name="ce1"/>
          <table:table-cell office:value-type="float" office:value="11240.9" table:formula="of:=AVERAGEA([.B107:.K107])" table:style-name="ce1">
            <text:p>11240,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 ans</text:p>
          </table:table-cell>
          <table:table-cell office:value-type="float" office:value="1035" table:style-name="ce1">
            <text:p>1035</text:p>
          </table:table-cell>
          <table:table-cell office:value-type="float" office:value="596" table:style-name="ce1">
            <text:p>596</text:p>
          </table:table-cell>
          <table:table-cell office:value-type="float" office:value="1451" table:style-name="ce1">
            <text:p>1451</text:p>
          </table:table-cell>
          <table:table-cell office:value-type="float" office:value="1531" table:style-name="ce1">
            <text:p>1531</text:p>
          </table:table-cell>
          <table:table-cell office:value-type="float" office:value="1504" table:style-name="ce1">
            <text:p>1504</text:p>
          </table:table-cell>
          <table:table-cell office:value-type="float" office:value="1228" table:style-name="ce1">
            <text:p>1228</text:p>
          </table:table-cell>
          <table:table-cell office:value-type="float" office:value="783" table:style-name="ce1">
            <text:p>783</text:p>
          </table:table-cell>
          <table:table-cell office:value-type="float" office:value="1686" table:style-name="ce1">
            <text:p>1686</text:p>
          </table:table-cell>
          <table:table-cell office:value-type="float" office:value="1251" table:style-name="ce1">
            <text:p>1251</text:p>
          </table:table-cell>
          <table:table-cell office:value-type="float" office:value="1566" table:style-name="ce1">
            <text:p>1566</text:p>
          </table:table-cell>
          <table:table-cell table:style-name="ce1"/>
          <table:table-cell office:value-type="float" office:value="1263.0999999999999" table:formula="of:=AVERAGEA([.B108:.K108])" table:style-name="ce1">
            <text:p>1263,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 ans</text:p>
          </table:table-cell>
          <table:table-cell office:value-type="float" office:value="107" table:style-name="ce1">
            <text:p>107</text:p>
          </table:table-cell>
          <table:table-cell office:value-type="float" office:value="71" table:style-name="ce1">
            <text:p>71</text:p>
          </table:table-cell>
          <table:table-cell office:value-type="float" office:value="168" table:style-name="ce1">
            <text:p>168</text:p>
          </table:table-cell>
          <table:table-cell office:value-type="float" office:value="173" table:style-name="ce1">
            <text:p>173</text:p>
          </table:table-cell>
          <table:table-cell office:value-type="float" office:value="162" table:style-name="ce1">
            <text:p>162</text:p>
          </table:table-cell>
          <table:table-cell office:value-type="float" office:value="148" table:style-name="ce1">
            <text:p>148</text:p>
          </table:table-cell>
          <table:table-cell office:value-type="float" office:value="99" table:style-name="ce1">
            <text:p>99</text:p>
          </table:table-cell>
          <table:table-cell office:value-type="float" office:value="183" table:style-name="ce1">
            <text:p>183</text:p>
          </table:table-cell>
          <table:table-cell office:value-type="float" office:value="144" table:style-name="ce1">
            <text:p>144</text:p>
          </table:table-cell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142" table:formula="of:=AVERAGEA([.B109:.K109])" table:style-name="ce1">
            <text:p>14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5 ans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17.899999999999999" table:formula="of:=AVERAGEA([.B110:.K110])" table:style-name="ce1">
            <text:p>17,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6 an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formula="of:=AVERAGEA([.B111:.K111])" table:style-name="ce1">
            <text:p>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7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12:.K112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8 an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" table:formula="of:=AVERAGEA([.B113:.K113])" table:style-name="ce1">
            <text:p>0,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9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14:.K114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0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15:.K115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1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16:.K116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2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17:.K117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3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18:.K118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4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19:.K119])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nnÃ©e 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 ans</text:p>
          </table:table-cell>
          <table:table-cell office:value-type="float" office:value="6370674" table:style-name="ce1">
            <text:p>6370674</text:p>
          </table:table-cell>
          <table:table-cell office:value-type="float" office:value="3830362" table:style-name="ce1">
            <text:p>3830362</text:p>
          </table:table-cell>
          <table:table-cell office:value-type="float" office:value="9243402" table:style-name="ce1">
            <text:p>9243402</text:p>
          </table:table-cell>
          <table:table-cell office:value-type="float" office:value="10072917" table:style-name="ce1">
            <text:p>10072917</text:p>
          </table:table-cell>
          <table:table-cell office:value-type="float" office:value="9548721" table:style-name="ce1">
            <text:p>9548721</text:p>
          </table:table-cell>
          <table:table-cell office:value-type="float" office:value="8093876" table:style-name="ce1">
            <text:p>8093876</text:p>
          </table:table-cell>
          <table:table-cell office:value-type="float" office:value="5120144" table:style-name="ce1">
            <text:p>5120144</text:p>
          </table:table-cell>
          <table:table-cell office:value-type="float" office:value="10911955" table:style-name="ce1">
            <text:p>10911955</text:p>
          </table:table-cell>
          <table:table-cell office:value-type="float" office:value="7668490" table:style-name="ce1">
            <text:p>7668490</text:p>
          </table:table-cell>
          <table:table-cell office:value-type="float" office:value="10228336" table:style-name="ce1">
            <text:p>10228336</text:p>
          </table:table-cell>
          <table:table-cell table:style-name="ce1"/>
          <table:table-cell office:value-type="float" office:value="8108887.7000000002" table:formula="of:=AVERAGEA([.B122:.K122])" table:style-name="ce1">
            <text:p>8108887,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 ans</text:p>
          </table:table-cell>
          <table:table-cell office:value-type="float" office:value="418203" table:style-name="ce1">
            <text:p>418203</text:p>
          </table:table-cell>
          <table:table-cell office:value-type="float" office:value="252097" table:style-name="ce1">
            <text:p>252097</text:p>
          </table:table-cell>
          <table:table-cell office:value-type="float" office:value="607561" table:style-name="ce1">
            <text:p>607561</text:p>
          </table:table-cell>
          <table:table-cell office:value-type="float" office:value="661927" table:style-name="ce1">
            <text:p>661927</text:p>
          </table:table-cell>
          <table:table-cell office:value-type="float" office:value="627101" table:style-name="ce1">
            <text:p>627101</text:p>
          </table:table-cell>
          <table:table-cell office:value-type="float" office:value="531755" table:style-name="ce1">
            <text:p>531755</text:p>
          </table:table-cell>
          <table:table-cell office:value-type="float" office:value="336041" table:style-name="ce1">
            <text:p>336041</text:p>
          </table:table-cell>
          <table:table-cell office:value-type="float" office:value="715397" table:style-name="ce1">
            <text:p>715397</text:p>
          </table:table-cell>
          <table:table-cell office:value-type="float" office:value="504416" table:style-name="ce1">
            <text:p>504416</text:p>
          </table:table-cell>
          <table:table-cell office:value-type="float" office:value="670724" table:style-name="ce1">
            <text:p>670724</text:p>
          </table:table-cell>
          <table:table-cell table:style-name="ce1"/>
          <table:table-cell office:value-type="float" office:value="532522.19999999995" table:formula="of:=AVERAGEA([.B123:.K123])" table:style-name="ce1">
            <text:p>532522,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 ans</text:p>
          </table:table-cell>
          <table:table-cell office:value-type="float" office:value="47000" table:style-name="ce1">
            <text:p>47000</text:p>
          </table:table-cell>
          <table:table-cell office:value-type="float" office:value="28512" table:style-name="ce1">
            <text:p>28512</text:p>
          </table:table-cell>
          <table:table-cell office:value-type="float" office:value="68683" table:style-name="ce1">
            <text:p>68683</text:p>
          </table:table-cell>
          <table:table-cell office:value-type="float" office:value="74760" table:style-name="ce1">
            <text:p>74760</text:p>
          </table:table-cell>
          <table:table-cell office:value-type="float" office:value="70568" table:style-name="ce1">
            <text:p>70568</text:p>
          </table:table-cell>
          <table:table-cell office:value-type="float" office:value="59935" table:style-name="ce1">
            <text:p>59935</text:p>
          </table:table-cell>
          <table:table-cell office:value-type="float" office:value="37901" table:style-name="ce1">
            <text:p>37901</text:p>
          </table:table-cell>
          <table:table-cell office:value-type="float" office:value="80611" table:style-name="ce1">
            <text:p>80611</text:p>
          </table:table-cell>
          <table:table-cell office:value-type="float" office:value="56868" table:style-name="ce1">
            <text:p>56868</text:p>
          </table:table-cell>
          <table:table-cell office:value-type="float" office:value="75580" table:style-name="ce1">
            <text:p>75580</text:p>
          </table:table-cell>
          <table:table-cell table:style-name="ce1"/>
          <table:table-cell office:value-type="float" office:value="60041.8" table:formula="of:=AVERAGEA([.B124:.K124])" table:style-name="ce1">
            <text:p>60041,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 ans</text:p>
          </table:table-cell>
          <table:table-cell office:value-type="float" office:value="5386" table:style-name="ce1">
            <text:p>5386</text:p>
          </table:table-cell>
          <table:table-cell office:value-type="float" office:value="3227" table:style-name="ce1">
            <text:p>3227</text:p>
          </table:table-cell>
          <table:table-cell office:value-type="float" office:value="7741" table:style-name="ce1">
            <text:p>7741</text:p>
          </table:table-cell>
          <table:table-cell office:value-type="float" office:value="8410" table:style-name="ce1">
            <text:p>8410</text:p>
          </table:table-cell>
          <table:table-cell office:value-type="float" office:value="7946" table:style-name="ce1">
            <text:p>7946</text:p>
          </table:table-cell>
          <table:table-cell office:value-type="float" office:value="6730" table:style-name="ce1">
            <text:p>6730</text:p>
          </table:table-cell>
          <table:table-cell office:value-type="float" office:value="4177" table:style-name="ce1">
            <text:p>4177</text:p>
          </table:table-cell>
          <table:table-cell office:value-type="float" office:value="9098" table:style-name="ce1">
            <text:p>9098</text:p>
          </table:table-cell>
          <table:table-cell office:value-type="float" office:value="6346" table:style-name="ce1">
            <text:p>6346</text:p>
          </table:table-cell>
          <table:table-cell office:value-type="float" office:value="8498" table:style-name="ce1">
            <text:p>8498</text:p>
          </table:table-cell>
          <table:table-cell table:style-name="ce1"/>
          <table:table-cell office:value-type="float" office:value="6755.9" table:formula="of:=AVERAGEA([.B125:.K125])" table:style-name="ce1">
            <text:p>6755,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 ans</text:p>
          </table:table-cell>
          <table:table-cell office:value-type="float" office:value="649" table:style-name="ce1">
            <text:p>649</text:p>
          </table:table-cell>
          <table:table-cell office:value-type="float" office:value="367" table:style-name="ce1">
            <text:p>367</text:p>
          </table:table-cell>
          <table:table-cell office:value-type="float" office:value="878" table:style-name="ce1">
            <text:p>878</text:p>
          </table:table-cell>
          <table:table-cell office:value-type="float" office:value="895" table:style-name="ce1">
            <text:p>895</text:p>
          </table:table-cell>
          <table:table-cell office:value-type="float" office:value="926" table:style-name="ce1">
            <text:p>926</text:p>
          </table:table-cell>
          <table:table-cell office:value-type="float" office:value="712" table:style-name="ce1">
            <text:p>712</text:p>
          </table:table-cell>
          <table:table-cell office:value-type="float" office:value="470" table:style-name="ce1">
            <text:p>470</text:p>
          </table:table-cell>
          <table:table-cell office:value-type="float" office:value="1033" table:style-name="ce1">
            <text:p>1033</text:p>
          </table:table-cell>
          <table:table-cell office:value-type="float" office:value="733" table:style-name="ce1">
            <text:p>733</text:p>
          </table:table-cell>
          <table:table-cell office:value-type="float" office:value="933" table:style-name="ce1">
            <text:p>933</text:p>
          </table:table-cell>
          <table:table-cell table:style-name="ce1"/>
          <table:table-cell office:value-type="float" office:value="759.6" table:formula="of:=AVERAGEA([.B126:.K126])" table:style-name="ce1">
            <text:p>759,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5 ans</text:p>
          </table:table-cell>
          <table:table-cell office:value-type="float" office:value="66" table:style-name="ce1">
            <text:p>66</text:p>
          </table:table-cell>
          <table:table-cell office:value-type="float" office:value="39" table:style-name="ce1">
            <text:p>39</text:p>
          </table:table-cell>
          <table:table-cell office:value-type="float" office:value="101" table:style-name="ce1">
            <text:p>101</text:p>
          </table:table-cell>
          <table:table-cell office:value-type="float" office:value="91" table:style-name="ce1">
            <text:p>91</text:p>
          </table:table-cell>
          <table:table-cell office:value-type="float" office:value="98" table:style-name="ce1">
            <text:p>98</text:p>
          </table:table-cell>
          <table:table-cell office:value-type="float" office:value="99" table:style-name="ce1">
            <text:p>99</text:p>
          </table:table-cell>
          <table:table-cell office:value-type="float" office:value="57" table:style-name="ce1">
            <text:p>57</text:p>
          </table:table-cell>
          <table:table-cell office:value-type="float" office:value="100" table:style-name="ce1">
            <text:p>100</text:p>
          </table:table-cell>
          <table:table-cell office:value-type="float" office:value="85" table:style-name="ce1">
            <text:p>85</text:p>
          </table:table-cell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82.9" table:formula="of:=AVERAGEA([.B127:.K127])" table:style-name="ce1">
            <text:p>82,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6 ans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0.9" table:formula="of:=AVERAGEA([.B128:.K128])" table:style-name="ce1">
            <text:p>10,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7 ans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.5" table:formula="of:=AVERAGEA([.B129:.K129])" table:style-name="ce1">
            <text:p>1,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8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30:.K130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9 an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2" table:formula="of:=AVERAGEA([.B131:.K131])" table:style-name="ce1">
            <text:p>0,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0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32:.K132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1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33:.K133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2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34:.K134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3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35:.K135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4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36:.K136])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nnÃ©e <text:s/>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 ans</text:p>
          </table:table-cell>
          <table:table-cell office:value-type="float" office:value="33890113" table:style-name="ce1">
            <text:p>33890113</text:p>
          </table:table-cell>
          <table:table-cell office:value-type="float" office:value="20394344" table:style-name="ce1">
            <text:p>20394344</text:p>
          </table:table-cell>
          <table:table-cell office:value-type="float" office:value="49204286" table:style-name="ce1">
            <text:p>49204286</text:p>
          </table:table-cell>
          <table:table-cell office:value-type="float" office:value="53664288" table:style-name="ce1">
            <text:p>53664288</text:p>
          </table:table-cell>
          <table:table-cell office:value-type="float" office:value="50850440" table:style-name="ce1">
            <text:p>50850440</text:p>
          </table:table-cell>
          <table:table-cell office:value-type="float" office:value="43101501" table:style-name="ce1">
            <text:p>43101501</text:p>
          </table:table-cell>
          <table:table-cell office:value-type="float" office:value="27268711" table:style-name="ce1">
            <text:p>27268711</text:p>
          </table:table-cell>
          <table:table-cell office:value-type="float" office:value="58083361" table:style-name="ce1">
            <text:p>58083361</text:p>
          </table:table-cell>
          <table:table-cell office:value-type="float" office:value="40877223" table:style-name="ce1">
            <text:p>40877223</text:p>
          </table:table-cell>
          <table:table-cell office:value-type="float" office:value="54533842" table:style-name="ce1">
            <text:p>54533842</text:p>
          </table:table-cell>
          <table:table-cell table:style-name="ce1"/>
          <table:table-cell office:value-type="float" office:value="43186810.899999999" table:formula="of:=AVERAGEA([.B139:.K139])" table:style-name="ce1">
            <text:p>43186810,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 ans</text:p>
          </table:table-cell>
          <table:table-cell office:value-type="float" office:value="2227685" table:style-name="ce1">
            <text:p>2227685</text:p>
          </table:table-cell>
          <table:table-cell office:value-type="float" office:value="1340160" table:style-name="ce1">
            <text:p>1340160</text:p>
          </table:table-cell>
          <table:table-cell office:value-type="float" office:value="3237143" table:style-name="ce1">
            <text:p>3237143</text:p>
          </table:table-cell>
          <table:table-cell office:value-type="float" office:value="3525243" table:style-name="ce1">
            <text:p>3525243</text:p>
          </table:table-cell>
          <table:table-cell office:value-type="float" office:value="3340706" table:style-name="ce1">
            <text:p>3340706</text:p>
          </table:table-cell>
          <table:table-cell office:value-type="float" office:value="2832734" table:style-name="ce1">
            <text:p>2832734</text:p>
          </table:table-cell>
          <table:table-cell office:value-type="float" office:value="1791844" table:style-name="ce1">
            <text:p>1791844</text:p>
          </table:table-cell>
          <table:table-cell office:value-type="float" office:value="3819045" table:style-name="ce1">
            <text:p>3819045</text:p>
          </table:table-cell>
          <table:table-cell office:value-type="float" office:value="2683470" table:style-name="ce1">
            <text:p>2683470</text:p>
          </table:table-cell>
          <table:table-cell office:value-type="float" office:value="3583346" table:style-name="ce1">
            <text:p>3583346</text:p>
          </table:table-cell>
          <table:table-cell table:style-name="ce1"/>
          <table:table-cell office:value-type="float" office:value="2838137.6" table:formula="of:=AVERAGEA([.B140:.K140])" table:style-name="ce1">
            <text:p>2838137,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 ans</text:p>
          </table:table-cell>
          <table:table-cell office:value-type="float" office:value="251114" table:style-name="ce1">
            <text:p>251114</text:p>
          </table:table-cell>
          <table:table-cell office:value-type="float" office:value="151365" table:style-name="ce1">
            <text:p>151365</text:p>
          </table:table-cell>
          <table:table-cell office:value-type="float" office:value="364190" table:style-name="ce1">
            <text:p>364190</text:p>
          </table:table-cell>
          <table:table-cell office:value-type="float" office:value="397356" table:style-name="ce1">
            <text:p>397356</text:p>
          </table:table-cell>
          <table:table-cell office:value-type="float" office:value="375579" table:style-name="ce1">
            <text:p>375579</text:p>
          </table:table-cell>
          <table:table-cell office:value-type="float" office:value="319006" table:style-name="ce1">
            <text:p>319006</text:p>
          </table:table-cell>
          <table:table-cell office:value-type="float" office:value="201760" table:style-name="ce1">
            <text:p>201760</text:p>
          </table:table-cell>
          <table:table-cell office:value-type="float" office:value="428867" table:style-name="ce1">
            <text:p>428867</text:p>
          </table:table-cell>
          <table:table-cell office:value-type="float" office:value="303161" table:style-name="ce1">
            <text:p>303161</text:p>
          </table:table-cell>
          <table:table-cell office:value-type="float" office:value="403050" table:style-name="ce1">
            <text:p>403050</text:p>
          </table:table-cell>
          <table:table-cell table:style-name="ce1"/>
          <table:table-cell office:value-type="float" office:value="319544.8" table:formula="of:=AVERAGEA([.B141:.K141])" table:style-name="ce1">
            <text:p>319544,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 ans</text:p>
          </table:table-cell>
          <table:table-cell office:value-type="float" office:value="28051" table:style-name="ce1">
            <text:p>28051</text:p>
          </table:table-cell>
          <table:table-cell office:value-type="float" office:value="17121" table:style-name="ce1">
            <text:p>17121</text:p>
          </table:table-cell>
          <table:table-cell office:value-type="float" office:value="40972" table:style-name="ce1">
            <text:p>40972</text:p>
          </table:table-cell>
          <table:table-cell office:value-type="float" office:value="44833" table:style-name="ce1">
            <text:p>44833</text:p>
          </table:table-cell>
          <table:table-cell office:value-type="float" office:value="42377" table:style-name="ce1">
            <text:p>42377</text:p>
          </table:table-cell>
          <table:table-cell office:value-type="float" office:value="35958" table:style-name="ce1">
            <text:p>35958</text:p>
          </table:table-cell>
          <table:table-cell office:value-type="float" office:value="22790" table:style-name="ce1">
            <text:p>22790</text:p>
          </table:table-cell>
          <table:table-cell office:value-type="float" office:value="48220" table:style-name="ce1">
            <text:p>48220</text:p>
          </table:table-cell>
          <table:table-cell office:value-type="float" office:value="33890" table:style-name="ce1">
            <text:p>33890</text:p>
          </table:table-cell>
          <table:table-cell office:value-type="float" office:value="45234" table:style-name="ce1">
            <text:p>45234</text:p>
          </table:table-cell>
          <table:table-cell table:style-name="ce1"/>
          <table:table-cell office:value-type="float" office:value="35944.6" table:formula="of:=AVERAGEA([.B142:.K142])" table:style-name="ce1">
            <text:p>35944,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 ans</text:p>
          </table:table-cell>
          <table:table-cell office:value-type="float" office:value="3228" table:style-name="ce1">
            <text:p>3228</text:p>
          </table:table-cell>
          <table:table-cell office:value-type="float" office:value="1905" table:style-name="ce1">
            <text:p>1905</text:p>
          </table:table-cell>
          <table:table-cell office:value-type="float" office:value="4586" table:style-name="ce1">
            <text:p>4586</text:p>
          </table:table-cell>
          <table:table-cell office:value-type="float" office:value="5032" table:style-name="ce1">
            <text:p>5032</text:p>
          </table:table-cell>
          <table:table-cell office:value-type="float" office:value="4799" table:style-name="ce1">
            <text:p>4799</text:p>
          </table:table-cell>
          <table:table-cell office:value-type="float" office:value="4033" table:style-name="ce1">
            <text:p>4033</text:p>
          </table:table-cell>
          <table:table-cell office:value-type="float" office:value="2475" table:style-name="ce1">
            <text:p>2475</text:p>
          </table:table-cell>
          <table:table-cell office:value-type="float" office:value="5510" table:style-name="ce1">
            <text:p>5510</text:p>
          </table:table-cell>
          <table:table-cell office:value-type="float" office:value="3788" table:style-name="ce1">
            <text:p>3788</text:p>
          </table:table-cell>
          <table:table-cell office:value-type="float" office:value="5134" table:style-name="ce1">
            <text:p>5134</text:p>
          </table:table-cell>
          <table:table-cell table:style-name="ce1"/>
          <table:table-cell office:value-type="float" office:value="4049" table:formula="of:=AVERAGEA([.B143:.K143])" table:style-name="ce1">
            <text:p>40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5 ans</text:p>
          </table:table-cell>
          <table:table-cell office:value-type="float" office:value="409" table:style-name="ce1">
            <text:p>409</text:p>
          </table:table-cell>
          <table:table-cell office:value-type="float" office:value="226" table:style-name="ce1">
            <text:p>226</text:p>
          </table:table-cell>
          <table:table-cell office:value-type="float" office:value="544" table:style-name="ce1">
            <text:p>544</text:p>
          </table:table-cell>
          <table:table-cell office:value-type="float" office:value="543" table:style-name="ce1">
            <text:p>543</text:p>
          </table:table-cell>
          <table:table-cell office:value-type="float" office:value="568" table:style-name="ce1">
            <text:p>568</text:p>
          </table:table-cell>
          <table:table-cell office:value-type="float" office:value="446" table:style-name="ce1">
            <text:p>446</text:p>
          </table:table-cell>
          <table:table-cell office:value-type="float" office:value="281" table:style-name="ce1">
            <text:p>281</text:p>
          </table:table-cell>
          <table:table-cell office:value-type="float" office:value="619" table:style-name="ce1">
            <text:p>619</text:p>
          </table:table-cell>
          <table:table-cell office:value-type="float" office:value="441" table:style-name="ce1">
            <text:p>441</text:p>
          </table:table-cell>
          <table:table-cell office:value-type="float" office:value="581" table:style-name="ce1">
            <text:p>581</text:p>
          </table:table-cell>
          <table:table-cell table:style-name="ce1"/>
          <table:table-cell office:value-type="float" office:value="465.8" table:formula="of:=AVERAGEA([.B144:.K144])" table:style-name="ce1">
            <text:p>465,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6 ans</text:p>
          </table:table-cell>
          <table:table-cell office:value-type="float" office:value="41" table:style-name="ce1">
            <text:p>41</text:p>
          </table:table-cell>
          <table:table-cell office:value-type="float" office:value="24" table:style-name="ce1">
            <text:p>24</text:p>
          </table:table-cell>
          <table:table-cell office:value-type="float" office:value="54" table:style-name="ce1">
            <text:p>54</text:p>
          </table:table-cell>
          <table:table-cell office:value-type="float" office:value="56" table:style-name="ce1">
            <text:p>56</text:p>
          </table:table-cell>
          <table:table-cell office:value-type="float" office:value="59" table:style-name="ce1">
            <text:p>59</text:p>
          </table:table-cell>
          <table:table-cell office:value-type="float" office:value="55" table:style-name="ce1">
            <text:p>55</text:p>
          </table:table-cell>
          <table:table-cell office:value-type="float" office:value="34" table:style-name="ce1">
            <text:p>34</text:p>
          </table:table-cell>
          <table:table-cell office:value-type="float" office:value="61" table:style-name="ce1">
            <text:p>61</text:p>
          </table:table-cell>
          <table:table-cell office:value-type="float" office:value="49" table:style-name="ce1">
            <text:p>49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49.1" table:formula="of:=AVERAGEA([.B145:.K145])" table:style-name="ce1">
            <text:p>49,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7 ans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5.8" table:formula="of:=AVERAGEA([.B146:.K146])" table:style-name="ce1">
            <text:p>5,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8 an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9" table:formula="of:=AVERAGEA([.B147:.K147])" table:style-name="ce1">
            <text:p>0,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9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48:.K148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0 ans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.1" table:formula="of:=AVERAGEA([.B149:.K149])" table:style-name="ce1">
            <text:p>0,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1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50:.K150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2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51:.K151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3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52:.K152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4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53:.K153])" table:style-name="ce1">
            <text:p>0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nnÃ©e 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 ans</text:p>
          </table:table-cell>
          <table:table-cell office:value-type="float" office:value="180360442" table:style-name="ce1">
            <text:p>180360442</text:p>
          </table:table-cell>
          <table:table-cell office:value-type="float" office:value="108576738" table:style-name="ce1">
            <text:p>108576738</text:p>
          </table:table-cell>
          <table:table-cell office:value-type="float" office:value="261982101" table:style-name="ce1">
            <text:p>261982101</text:p>
          </table:table-cell>
          <table:table-cell office:value-type="float" office:value="285624173" table:style-name="ce1">
            <text:p>285624173</text:p>
          </table:table-cell>
          <table:table-cell office:value-type="float" office:value="270832071" table:style-name="ce1">
            <text:p>270832071</text:p>
          </table:table-cell>
          <table:table-cell office:value-type="float" office:value="229558540" table:style-name="ce1">
            <text:p>229558540</text:p>
          </table:table-cell>
          <table:table-cell office:value-type="float" office:value="145218173" table:style-name="ce1">
            <text:p>145218173</text:p>
          </table:table-cell>
          <table:table-cell office:value-type="float" office:value="309281868" table:style-name="ce1">
            <text:p>309281868</text:p>
          </table:table-cell>
          <table:table-cell office:value-type="float" office:value="217693976" table:style-name="ce1">
            <text:p>217693976</text:p>
          </table:table-cell>
          <table:table-cell office:value-type="float" office:value="290498783" table:style-name="ce1">
            <text:p>290498783</text:p>
          </table:table-cell>
          <table:table-cell table:style-name="ce1"/>
          <table:table-cell office:value-type="float" office:value="229962686.5" table:formula="of:=AVERAGEA([.B156:.K156])" table:style-name="ce1">
            <text:p>229962686,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 ans</text:p>
          </table:table-cell>
          <table:table-cell office:value-type="float" office:value="11859821" table:style-name="ce1">
            <text:p>11859821</text:p>
          </table:table-cell>
          <table:table-cell office:value-type="float" office:value="7138137" table:style-name="ce1">
            <text:p>7138137</text:p>
          </table:table-cell>
          <table:table-cell office:value-type="float" office:value="17224878" table:style-name="ce1">
            <text:p>17224878</text:p>
          </table:table-cell>
          <table:table-cell office:value-type="float" office:value="18779141" table:style-name="ce1">
            <text:p>18779141</text:p>
          </table:table-cell>
          <table:table-cell office:value-type="float" office:value="17799234" table:style-name="ce1">
            <text:p>17799234</text:p>
          </table:table-cell>
          <table:table-cell office:value-type="float" office:value="15084062" table:style-name="ce1">
            <text:p>15084062</text:p>
          </table:table-cell>
          <table:table-cell office:value-type="float" office:value="9545179" table:style-name="ce1">
            <text:p>9545179</text:p>
          </table:table-cell>
          <table:table-cell office:value-type="float" office:value="20327689" table:style-name="ce1">
            <text:p>20327689</text:p>
          </table:table-cell>
          <table:table-cell office:value-type="float" office:value="14306523" table:style-name="ce1">
            <text:p>14306523</text:p>
          </table:table-cell>
          <table:table-cell office:value-type="float" office:value="19092012" table:style-name="ce1">
            <text:p>19092012</text:p>
          </table:table-cell>
          <table:table-cell table:style-name="ce1"/>
          <table:table-cell office:value-type="float" office:value="15115667.6" table:formula="of:=AVERAGEA([.B157:.K157])" table:style-name="ce1">
            <text:p>15115667,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2 ans</text:p>
          </table:table-cell>
          <table:table-cell office:value-type="float" office:value="1336799" table:style-name="ce1">
            <text:p>1336799</text:p>
          </table:table-cell>
          <table:table-cell office:value-type="float" office:value="804821" table:style-name="ce1">
            <text:p>804821</text:p>
          </table:table-cell>
          <table:table-cell office:value-type="float" office:value="1940344" table:style-name="ce1">
            <text:p>1940344</text:p>
          </table:table-cell>
          <table:table-cell office:value-type="float" office:value="2113560" table:style-name="ce1">
            <text:p>2113560</text:p>
          </table:table-cell>
          <table:table-cell office:value-type="float" office:value="2005117" table:style-name="ce1">
            <text:p>2005117</text:p>
          </table:table-cell>
          <table:table-cell office:value-type="float" office:value="1699164" table:style-name="ce1">
            <text:p>1699164</text:p>
          </table:table-cell>
          <table:table-cell office:value-type="float" office:value="1075321" table:style-name="ce1">
            <text:p>1075321</text:p>
          </table:table-cell>
          <table:table-cell office:value-type="float" office:value="2292763" table:style-name="ce1">
            <text:p>2292763</text:p>
          </table:table-cell>
          <table:table-cell office:value-type="float" office:value="1610523" table:style-name="ce1">
            <text:p>1610523</text:p>
          </table:table-cell>
          <table:table-cell office:value-type="float" office:value="2152294" table:style-name="ce1">
            <text:p>2152294</text:p>
          </table:table-cell>
          <table:table-cell table:style-name="ce1"/>
          <table:table-cell office:value-type="float" office:value="1703070.6" table:formula="of:=AVERAGEA([.B158:.K158])" table:style-name="ce1">
            <text:p>1703070,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3 ans</text:p>
          </table:table-cell>
          <table:table-cell office:value-type="float" office:value="150831" table:style-name="ce1">
            <text:p>150831</text:p>
          </table:table-cell>
          <table:table-cell office:value-type="float" office:value="90955" table:style-name="ce1">
            <text:p>90955</text:p>
          </table:table-cell>
          <table:table-cell office:value-type="float" office:value="218800" table:style-name="ce1">
            <text:p>218800</text:p>
          </table:table-cell>
          <table:table-cell office:value-type="float" office:value="238294" table:style-name="ce1">
            <text:p>238294</text:p>
          </table:table-cell>
          <table:table-cell office:value-type="float" office:value="225645" table:style-name="ce1">
            <text:p>225645</text:p>
          </table:table-cell>
          <table:table-cell office:value-type="float" office:value="191139" table:style-name="ce1">
            <text:p>191139</text:p>
          </table:table-cell>
          <table:table-cell office:value-type="float" office:value="120798" table:style-name="ce1">
            <text:p>120798</text:p>
          </table:table-cell>
          <table:table-cell office:value-type="float" office:value="257681" table:style-name="ce1">
            <text:p>257681</text:p>
          </table:table-cell>
          <table:table-cell office:value-type="float" office:value="182066" table:style-name="ce1">
            <text:p>182066</text:p>
          </table:table-cell>
          <table:table-cell office:value-type="float" office:value="242030" table:style-name="ce1">
            <text:p>242030</text:p>
          </table:table-cell>
          <table:table-cell table:style-name="ce1"/>
          <table:table-cell office:value-type="float" office:value="191823.9" table:formula="of:=AVERAGEA([.B159:.K159])" table:style-name="ce1">
            <text:p>191823,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4 ans</text:p>
          </table:table-cell>
          <table:table-cell office:value-type="float" office:value="16795" table:style-name="ce1">
            <text:p>16795</text:p>
          </table:table-cell>
          <table:table-cell office:value-type="float" office:value="10322" table:style-name="ce1">
            <text:p>10322</text:p>
          </table:table-cell>
          <table:table-cell office:value-type="float" office:value="24503" table:style-name="ce1">
            <text:p>24503</text:p>
          </table:table-cell>
          <table:table-cell office:value-type="float" office:value="26906" table:style-name="ce1">
            <text:p>26906</text:p>
          </table:table-cell>
          <table:table-cell office:value-type="float" office:value="25514" table:style-name="ce1">
            <text:p>25514</text:p>
          </table:table-cell>
          <table:table-cell office:value-type="float" office:value="21732" table:style-name="ce1">
            <text:p>21732</text:p>
          </table:table-cell>
          <table:table-cell office:value-type="float" office:value="13639" table:style-name="ce1">
            <text:p>13639</text:p>
          </table:table-cell>
          <table:table-cell office:value-type="float" office:value="28918" table:style-name="ce1">
            <text:p>28918</text:p>
          </table:table-cell>
          <table:table-cell office:value-type="float" office:value="20175" table:style-name="ce1">
            <text:p>20175</text:p>
          </table:table-cell>
          <table:table-cell office:value-type="float" office:value="27125" table:style-name="ce1">
            <text:p>27125</text:p>
          </table:table-cell>
          <table:table-cell table:style-name="ce1"/>
          <table:table-cell office:value-type="float" office:value="21562.9" table:formula="of:=AVERAGEA([.B160:.K160])" table:style-name="ce1">
            <text:p>21562,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5 ans</text:p>
          </table:table-cell>
          <table:table-cell office:value-type="float" office:value="1946" table:style-name="ce1">
            <text:p>1946</text:p>
          </table:table-cell>
          <table:table-cell office:value-type="float" office:value="1151" table:style-name="ce1">
            <text:p>1151</text:p>
          </table:table-cell>
          <table:table-cell office:value-type="float" office:value="2763" table:style-name="ce1">
            <text:p>2763</text:p>
          </table:table-cell>
          <table:table-cell office:value-type="float" office:value="3003" table:style-name="ce1">
            <text:p>3003</text:p>
          </table:table-cell>
          <table:table-cell office:value-type="float" office:value="2883" table:style-name="ce1">
            <text:p>2883</text:p>
          </table:table-cell>
          <table:table-cell office:value-type="float" office:value="2442" table:style-name="ce1">
            <text:p>2442</text:p>
          </table:table-cell>
          <table:table-cell office:value-type="float" office:value="1516" table:style-name="ce1">
            <text:p>1516</text:p>
          </table:table-cell>
          <table:table-cell office:value-type="float" office:value="3330" table:style-name="ce1">
            <text:p>3330</text:p>
          </table:table-cell>
          <table:table-cell office:value-type="float" office:value="2276" table:style-name="ce1">
            <text:p>2276</text:p>
          </table:table-cell>
          <table:table-cell office:value-type="float" office:value="3032" table:style-name="ce1">
            <text:p>3032</text:p>
          </table:table-cell>
          <table:table-cell table:style-name="ce1"/>
          <table:table-cell office:value-type="float" office:value="2434.1999999999998" table:formula="of:=AVERAGEA([.B161:.K161])" table:style-name="ce1">
            <text:p>2434,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6 ans</text:p>
          </table:table-cell>
          <table:table-cell office:value-type="float" office:value="246" table:style-name="ce1">
            <text:p>246</text:p>
          </table:table-cell>
          <table:table-cell office:value-type="float" office:value="122" table:style-name="ce1">
            <text:p>122</text:p>
          </table:table-cell>
          <table:table-cell office:value-type="float" office:value="326" table:style-name="ce1">
            <text:p>326</text:p>
          </table:table-cell>
          <table:table-cell office:value-type="float" office:value="322" table:style-name="ce1">
            <text:p>322</text:p>
          </table:table-cell>
          <table:table-cell office:value-type="float" office:value="345" table:style-name="ce1">
            <text:p>345</text:p>
          </table:table-cell>
          <table:table-cell office:value-type="float" office:value="272" table:style-name="ce1">
            <text:p>272</text:p>
          </table:table-cell>
          <table:table-cell office:value-type="float" office:value="169" table:style-name="ce1">
            <text:p>169</text:p>
          </table:table-cell>
          <table:table-cell office:value-type="float" office:value="374" table:style-name="ce1">
            <text:p>374</text:p>
          </table:table-cell>
          <table:table-cell office:value-type="float" office:value="294" table:style-name="ce1">
            <text:p>294</text:p>
          </table:table-cell>
          <table:table-cell office:value-type="float" office:value="348" table:style-name="ce1">
            <text:p>348</text:p>
          </table:table-cell>
          <table:table-cell table:style-name="ce1"/>
          <table:table-cell office:value-type="float" office:value="281.8" table:formula="of:=AVERAGEA([.B162:.K162])" table:style-name="ce1">
            <text:p>281,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7 ans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8.3" table:formula="of:=AVERAGEA([.B163:.K163])" table:style-name="ce1">
            <text:p>28,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8 ans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3" table:formula="of:=AVERAGEA([.B164:.K164])" table:style-name="ce1">
            <text:p>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9 an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0.7" table:formula="of:=AVERAGEA([.B165:.K165])" table:style-name="ce1">
            <text:p>0,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0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66:.K166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1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67:.K167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2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68:.K168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3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69:.K169])" table:style-name="ce1">
            <text:p>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14 an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formula="of:=AVERAGEA([.B170:.K170])" table:style-name="ce1">
            <text:p>0</text:p>
          </table:table-cell>
          <table:table-cell table:number-columns-repeated="16371"/>
        </table:table-row>
        <table:table-row table:number-rows-repeated="104840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Anthony</dc:creator>
    <dc:date>2020-03-17T12:21:00Z</dc:date>
    <meta:editing-cycles>1</meta:editing-cycles>
    <meta:editing-duration>PT3464S</meta:editing-duration>
  </office:meta>
</office:document-meta>
</file>